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F000004594B787FDAF9C00A2A.png" manifest:media-type="image/png"/>
  <manifest:file-entry manifest:full-path="Pictures/100002010000045900000459C178AB47849449CD.png" manifest:media-type="image/png"/>
  <manifest:file-entry manifest:full-path="Pictures/100002010000058F0000045901442E5B8903C3B5.png" manifest:media-type="image/png"/>
  <manifest:file-entry manifest:full-path="Pictures/1000020100000459000004598F74D81162D687BB.png" manifest:media-type="image/png"/>
  <manifest:file-entry manifest:full-path="Pictures/100002010000058F000004595C83EC2B2F7547DF.png" manifest:media-type="image/png"/>
  <manifest:file-entry manifest:full-path="Pictures/100002010000058F000004599DDD8EBC2397FB37.png" manifest:media-type="image/png"/>
  <manifest:file-entry manifest:full-path="Pictures/100002010000058F000004598D27AF016057FB31.png" manifest:media-type="image/png"/>
  <manifest:file-entry manifest:full-path="Pictures/100002010000045900000459407A9FAB5226BBF2.png" manifest:media-type="image/png"/>
  <manifest:file-entry manifest:full-path="Pictures/100002010000058F000004598A7B8F6CEFE18528.png" manifest:media-type="image/png"/>
  <manifest:file-entry manifest:full-path="Pictures/100002010000058F00000459EBA2E47E1D04A38E.png" manifest:media-type="image/png"/>
  <manifest:file-entry manifest:full-path="Pictures/100002010000058F000004594F5EDCC5E5662F67.png" manifest:media-type="image/png"/>
  <manifest:file-entry manifest:full-path="Pictures/100002010000045900000459D40B346234626F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89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 gd</text:span><text:span text:style-name="T1"><text:line-break/></text:span><text:span text:style-name="T1">(motion-corrupted)</text:span></text:p>
          </draw:text-box>
        </draw:frame>
        <draw:frame draw:style-name="gr1" draw:text-style-name="P3" draw:layer="layout" svg:width="7.62cm" svg:height="7.62cm" svg:x="14.133cm" svg:y="0.962cm">
          <draw:image xlink:href="Pictures/100002010000045900000459D40B346234626FCF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5.944cm" svg:x="14.141cm" svg:y="8.882cm">
          <draw:image xlink:href="Pictures/100002010000058F000004594F5EDCC5E5662F67.png" xlink:type="simple" xlink:show="embed" xlink:actuate="onLoad" loext:mime-type="image/png">
            <text:p/>
          </draw:image>
        </draw:frame>
        <draw:frame draw:style-name="gr1" draw:text-style-name="P3" draw:layer="layout" svg:width="7.595cm" svg:height="5.944cm" svg:x="6.23cm" svg:y="8.888cm">
          <draw:image xlink:href="Pictures/100002010000058F00000459EBA2E47E1D04A3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 gd</text:span><text:span text:style-name="T1"><text:line-break/></text:span><text:span text:style-name="T1">(after scan repetition)</text:span></text:p>
          </draw:text-box>
        </draw:frame>
        <draw:frame draw:style-name="gr1" draw:text-style-name="P3" draw:layer="layout" svg:width="7.62cm" svg:height="7.62cm" svg:x="14.133cm" svg:y="0.962cm">
          <draw:image xlink:href="Pictures/100002010000045900000459407A9FAB5226BBF2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5.944cm" svg:x="14.141cm" svg:y="8.882cm">
          <draw:image xlink:href="Pictures/100002010000058F000004595C83EC2B2F7547DF.png" xlink:type="simple" xlink:show="embed" xlink:actuate="onLoad" loext:mime-type="image/png">
            <text:p/>
          </draw:image>
        </draw:frame>
        <draw:frame draw:style-name="gr1" draw:text-style-name="P3" draw:layer="layout" svg:width="7.595cm" svg:height="5.944cm" svg:x="6.23cm" svg:y="8.888cm">
          <draw:image xlink:href="Pictures/100002010000058F000004598A7B8F6CEFE1852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 gd</text:span><text:span text:style-name="T1"><text:line-break/></text:span><text:span text:style-name="T1">(motion corrected)</text:span></text:p>
          </draw:text-box>
        </draw:frame>
        <draw:frame draw:style-name="gr1" draw:text-style-name="P3" draw:layer="layout" svg:width="7.62cm" svg:height="7.62cm" svg:x="14.133cm" svg:y="0.962cm">
          <draw:image xlink:href="Pictures/100002010000045900000459C178AB47849449CD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5.944cm" svg:x="14.141cm" svg:y="8.882cm">
          <draw:image xlink:href="Pictures/100002010000058F000004598D27AF016057FB31.png" xlink:type="simple" xlink:show="embed" xlink:actuate="onLoad" loext:mime-type="image/png">
            <text:p/>
          </draw:image>
        </draw:frame>
        <draw:frame draw:style-name="gr1" draw:text-style-name="P3" draw:layer="layout" svg:width="7.595cm" svg:height="5.944cm" svg:x="6.23cm" svg:y="8.888cm">
          <draw:image xlink:href="Pictures/100002010000058F000004599DDD8EBC2397FB3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</text:span><text:span text:style-name="T1"><text:line-break/></text:span><text:span text:style-name="T1">(prior)</text:span></text:p>
          </draw:text-box>
        </draw:frame>
        <draw:frame draw:style-name="gr1" draw:text-style-name="P3" draw:layer="layout" svg:width="7.62cm" svg:height="7.62cm" svg:x="14.133cm" svg:y="0.962cm">
          <draw:image xlink:href="Pictures/1000020100000459000004598F74D81162D687BB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5.944cm" svg:x="14.141cm" svg:y="8.882cm">
          <draw:image xlink:href="Pictures/100002010000058F0000045901442E5B8903C3B5.png" xlink:type="simple" xlink:show="embed" xlink:actuate="onLoad" loext:mime-type="image/png">
            <text:p/>
          </draw:image>
        </draw:frame>
        <draw:frame draw:style-name="gr1" draw:text-style-name="P3" draw:layer="layout" svg:width="7.595cm" svg:height="5.944cm" svg:x="6.23cm" svg:y="8.888cm">
          <draw:image xlink:href="Pictures/100002010000058F000004594B787FDAF9C00A2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ckboard_20__28_black_29_-background" style:display-name="Blackboard (black)-background" style:family="presentation">
      <style:graphic-properties draw:stroke="none" draw:fill="solid" draw:fill-color="#000000"/>
      <style:text-properties style:letter-kerning="true"/>
    </style:style>
    <style:style style:name="Blackboard_20__28_black_29_-backgroundobjects" style:display-name="Blackboard 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board_20__28_black_29_-notes" style:display-name="Blackboard 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_20__28_black_29_-outline1" style:display-name="Blackboard (black)-outline1" style:family="presentation">
      <style:graphic-properties draw:stroke="none" draw:fill="none" draw:auto-grow-height="false" draw:fit-to-size="shrink-to-fit" style:shrink-to-fit="true">
        <text:list-style style:name="Blackboard_20__28_black_29_-outline1" style:display-name="Blackboard 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Garamond1" fo:font-family="Garamond" style:font-family-generic="roman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lackboard_20__28_black_29_-outline2" style:display-name="Blackboard (black)-outline2" style:family="presentation" style:parent-style-name="Blackboard_20__28_black_29_-outline1">
      <style:paragraph-properties fo:margin-left="0cm" fo:margin-right="0cm" fo:margin-top="0.399cm" fo:margin-bottom="0cm" fo:text-indent="0cm"/>
      <style:text-properties fo:color="#ffffff" style:font-name="Garamond1" fo:font-family="Garamond" style:font-family-generic="roman" fo:font-size="26pt" style:font-size-asian="26pt" style:font-size-complex="26pt"/>
    </style:style>
    <style:style style:name="Blackboard_20__28_black_29_-outline3" style:display-name="Blackboard (black)-outline3" style:family="presentation" style:parent-style-name="Blackboard_20__28_black_29_-outline2">
      <style:paragraph-properties fo:margin-left="0cm" fo:margin-right="0cm" fo:margin-top="0.299cm" fo:margin-bottom="0cm" fo:text-indent="0cm"/>
      <style:text-properties fo:color="#ffffff" style:font-name="Garamond1" fo:font-family="Garamond" style:font-family-generic="roman" fo:font-size="26pt" style:font-size-asian="26pt" style:font-size-complex="26pt"/>
    </style:style>
    <style:style style:name="Blackboard_20__28_black_29_-outline4" style:display-name="Blackboard (black)-outline4" style:family="presentation" style:parent-style-name="Blackboard_20__28_black_29_-outline3">
      <style:paragraph-properties fo:margin-left="0cm" fo:margin-right="0cm" fo:margin-top="0.199cm" fo:margin-bottom="0cm" fo:text-indent="0cm"/>
      <style:text-properties fo:color="#ffffff" style:font-name="Garamond1" fo:font-family="Garamond" style:font-family-generic="roman" fo:font-size="26pt" style:font-size-asian="26pt" style:font-size-complex="26pt"/>
    </style:style>
    <style:style style:name="Blackboard_20__28_black_29_-outline5" style:display-name="Blackboard (black)-outline5" style:family="presentation" style:parent-style-name="Blackboard_20__28_black_29_-outline4">
      <style:paragraph-properties fo:margin-left="0cm" fo:margin-right="0cm" fo:margin-top="0.099cm" fo:margin-bottom="0cm" fo:text-indent="0cm"/>
      <style:text-properties fo:color="#ffffff" style:font-name="Garamond1" fo:font-family="Garamond" style:font-family-generic="roman" fo:font-size="26pt" style:font-size-asian="26pt" style:font-size-complex="26pt"/>
    </style:style>
    <style:style style:name="Blackboard_20__28_black_29_-outline6" style:display-name="Blackboard (black)-outline6" style:family="presentation" style:parent-style-name="Blackboard_20__28_black_29_-outline5">
      <style:paragraph-properties fo:margin-left="0cm" fo:margin-right="0cm" fo:margin-top="0.099cm" fo:margin-bottom="0cm" fo:text-indent="0cm"/>
      <style:text-properties fo:color="#ffffff" style:font-name="Garamond1" fo:font-family="Garamond" style:font-family-generic="roman" fo:font-size="26pt" style:font-size-asian="26pt" style:font-size-complex="26pt"/>
    </style:style>
    <style:style style:name="Blackboard_20__28_black_29_-outline7" style:display-name="Blackboard (black)-outline7" style:family="presentation" style:parent-style-name="Blackboard_20__28_black_29_-outline6">
      <style:paragraph-properties fo:margin-left="0cm" fo:margin-right="0cm" fo:margin-top="0.099cm" fo:margin-bottom="0cm" fo:text-indent="0cm"/>
      <style:text-properties fo:color="#ffffff" style:font-name="Garamond1" fo:font-family="Garamond" style:font-family-generic="roman" fo:font-size="26pt" style:font-size-asian="26pt" style:font-size-complex="26pt"/>
    </style:style>
    <style:style style:name="Blackboard_20__28_black_29_-outline8" style:display-name="Blackboard (black)-outline8" style:family="presentation" style:parent-style-name="Blackboard_20__28_black_29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ckboard_20__28_black_29_-outline9" style:display-name="Blackboard (black)-outline9" style:family="presentation" style:parent-style-name="Blackboard_20__28_black_29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ckboard_20__28_black_29_-subtitle" style:display-name="Blackboard (black)-subtitle" style:family="presentation">
      <style:graphic-properties draw:stroke="none" draw:fill="none" draw:textarea-vertical-align="middle">
        <text:list-style style:name="Blackboard_20__28_black_29_-subtitle" style:display-name="Blackboard 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_20__28_black_29_-title" style:display-name="Blackboard (black)-title" style:family="presentation">
      <style:graphic-properties draw:stroke="none" draw:fill="none" draw:textarea-vertical-align="middle">
        <text:list-style style:name="Blackboard_20__28_black_29_-title" style:display-name="Blackboard 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Garamond1" fo:font-family="Garamond" style:font-family-generic="roman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ckboard_20__28_white_29_-background" style:display-name="Blackboard (white)-background" style:family="presentation">
      <style:graphic-properties draw:stroke="none" draw:fill="none"/>
      <style:text-properties style:letter-kerning="true"/>
    </style:style>
    <style:style style:name="Blackboard_20__28_white_29_-backgroundobjects" style:display-name="Blackboard 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board_20__28_white_29_-notes" style:display-name="Blackboard 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_20__28_white_29_-outline1" style:display-name="Blackboard (white)-outline1" style:family="presentation">
      <style:graphic-properties draw:stroke="none" draw:fill="none" draw:auto-grow-height="false" draw:fit-to-size="shrink-to-fit" style:shrink-to-fit="true">
        <text:list-style style:name="Blackboard_20__28_white_29_-outline1" style:display-name="Blackboard 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family-generic="roman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lackboard_20__28_white_29_-outline2" style:display-name="Blackboard (white)-outline2" style:family="presentation" style:parent-style-name="Blackboard_20__28_white_29_-outline1">
      <style:paragraph-properties fo:margin-top="0.4cm" fo:margin-bottom="0cm"/>
      <style:text-properties style:font-name="Garamond1" fo:font-family="Garamond" style:font-family-generic="roman" fo:font-size="26pt" style:font-size-asian="26pt" style:font-size-complex="26pt"/>
    </style:style>
    <style:style style:name="Blackboard_20__28_white_29_-outline3" style:display-name="Blackboard (white)-outline3" style:family="presentation" style:parent-style-name="Blackboard_20__28_white_29_-outline2">
      <style:paragraph-properties fo:margin-top="0.3cm" fo:margin-bottom="0cm"/>
      <style:text-properties style:font-name="Garamond1" fo:font-family="Garamond" style:font-family-generic="roman" fo:font-size="26pt" style:font-size-asian="26pt" style:font-size-complex="26pt"/>
    </style:style>
    <style:style style:name="Blackboard_20__28_white_29_-outline4" style:display-name="Blackboard (white)-outline4" style:family="presentation" style:parent-style-name="Blackboard_20__28_white_29_-outline3">
      <style:paragraph-properties fo:margin-top="0.2cm" fo:margin-bottom="0cm"/>
      <style:text-properties style:font-name="Garamond1" fo:font-family="Garamond" style:font-family-generic="roman" fo:font-size="26pt" style:font-size-asian="26pt" style:font-size-complex="26pt"/>
    </style:style>
    <style:style style:name="Blackboard_20__28_white_29_-outline5" style:display-name="Blackboard (white)-outline5" style:family="presentation" style:parent-style-name="Blackboard_20__28_white_29_-outline4">
      <style:paragraph-properties fo:margin-top="0.1cm" fo:margin-bottom="0cm"/>
      <style:text-properties style:font-name="Garamond1" fo:font-family="Garamond" style:font-family-generic="roman" fo:font-size="26pt" style:font-size-asian="26pt" style:font-size-complex="26pt"/>
    </style:style>
    <style:style style:name="Blackboard_20__28_white_29_-outline6" style:display-name="Blackboard (white)-outline6" style:family="presentation" style:parent-style-name="Blackboard_20__28_white_29_-outline5">
      <style:paragraph-properties fo:margin-top="0.1cm" fo:margin-bottom="0cm"/>
      <style:text-properties style:font-name="Garamond1" fo:font-family="Garamond" style:font-family-generic="roman" fo:font-size="26pt" style:font-size-asian="26pt" style:font-size-complex="26pt"/>
    </style:style>
    <style:style style:name="Blackboard_20__28_white_29_-outline7" style:display-name="Blackboard (white)-outline7" style:family="presentation" style:parent-style-name="Blackboard_20__28_white_29_-outline6">
      <style:paragraph-properties fo:margin-top="0.1cm" fo:margin-bottom="0cm"/>
      <style:text-properties style:font-name="Garamond1" fo:font-family="Garamond" style:font-family-generic="roman" fo:font-size="26pt" style:font-size-asian="26pt" style:font-size-complex="26pt"/>
    </style:style>
    <style:style style:name="Blackboard_20__28_white_29_-outline8" style:display-name="Blackboard (white)-outline8" style:family="presentation" style:parent-style-name="Blackboard_20__28_white_29_-outline7">
      <style:paragraph-properties fo:margin-top="0.1cm" fo:margin-bottom="0cm"/>
      <style:text-properties fo:font-size="20pt" style:font-size-asian="20pt" style:font-size-complex="20pt"/>
    </style:style>
    <style:style style:name="Blackboard_20__28_white_29_-outline9" style:display-name="Blackboard (white)-outline9" style:family="presentation" style:parent-style-name="Blackboard_20__28_white_29_-outline8">
      <style:paragraph-properties fo:margin-top="0.1cm" fo:margin-bottom="0cm"/>
      <style:text-properties fo:font-size="20pt" style:font-size-asian="20pt" style:font-size-complex="20pt"/>
    </style:style>
    <style:style style:name="Blackboard_20__28_white_29_-subtitle" style:display-name="Blackboard (white)-subtitle" style:family="presentation">
      <style:graphic-properties draw:stroke="none" draw:fill="none" draw:textarea-vertical-align="middle">
        <text:list-style style:name="Blackboard_20__28_white_29_-subtitle" style:display-name="Blackboard 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_20__28_white_29_-title" style:display-name="Blackboard (white)-title" style:family="presentation">
      <style:graphic-properties draw:stroke="none" draw:fill="none" draw:textarea-vertical-align="middle">
        <text:list-style style:name="Blackboard_20__28_white_29_-title" style:display-name="Blackboard 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family-generic="roman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Garamond1" fo:font-family="Garamond" style:font-family-generic="roman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style:font-name="Garamond1" fo:font-family="Garamond" style:font-family-generic="roman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style:font-name="Garamond1" fo:font-family="Garamond" style:font-family-generic="roman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style:font-name="Garamond1" fo:font-family="Garamond" style:font-family-generic="roman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style:font-name="Garamond1" fo:font-family="Garamond" style:font-family-generic="roman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style:font-name="Garamond1" fo:font-family="Garamond" style:font-family-generic="roman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style:font-name="Garamond1" fo:font-family="Garamond" style:font-family-generic="roman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Garamond1" fo:font-family="Garamond" style:font-family-generic="roman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000000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ckboard_20__28_black_29_-title">
      <style:graphic-properties draw:auto-grow-height="false" fo:min-height="2.63cm"/>
      <style:paragraph-properties style:writing-mode="lr-tb"/>
    </style:style>
    <style:style style:name="Mpr2" style:family="presentation" style:parent-style-name="Blackboard_20__28_black_29_-outline1">
      <style:graphic-properties fo:min-height="9.135cm"/>
      <style:paragraph-properties style:writing-mode="lr-tb"/>
    </style:style>
    <style:style style:name="Mpr3" style:family="presentation" style:parent-style-name="Blackboard_20__28_black_29_-backgroundobjects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4" style:family="presentation" style:parent-style-name="Blackboard_20__28_black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ackboard_20__28_black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ckboard_20__28_black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Blackboard_20__28_white_29_-title">
      <style:graphic-properties draw:auto-grow-height="false" fo:min-height="2.629cm"/>
      <style:paragraph-properties style:writing-mode="lr-tb"/>
    </style:style>
    <style:style style:name="Mpr8" style:family="presentation" style:parent-style-name="Blackboard_20__28_white_29_-outline1">
      <style:graphic-properties fo:min-height="9.133cm"/>
      <style:paragraph-properties style:writing-mode="lr-tb"/>
    </style:style>
    <style:style style:name="Mpr9" style:family="presentation" style:parent-style-name="Blackboard_20__28_white_29_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10" style:family="presentation" style:parent-style-name="Blackboard_20__28_whit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Blackboard_20__28_white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Blackboard_20__28_white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Default-title">
      <style:graphic-properties draw:auto-grow-height="false" fo:min-height="2.629cm"/>
      <style:paragraph-properties style:writing-mode="lr-tb"/>
    </style:style>
    <style:style style:name="Mpr14" style:family="presentation" style:parent-style-name="Default-outline1">
      <style:graphic-properties fo:min-height="9.133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ffffff" fo:font-size="14pt" fo:background-color="transparent" style:font-size-asian="14pt" style:font-size-complex="14pt"/>
    </style:style>
    <style:style style:name="MT4" style:family="text">
      <style:text-properties fo:color="#000000" fo:font-size="14pt" fo:background-color="transparen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ckboard_20__28_black_29_" style:display-name="Blackboard (black)" style:page-layout-name="PM1" draw:style-name="Mdp1">
      <draw:frame presentation:style-name="Mpr1" draw:text-style-name="MP5" draw:layer="backgroundobjects" svg:width="25.191cm" svg:height="1.651cm" svg:x="1.399cm" svg:y="0.1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10.668cm" svg:x="1.399cm" svg:y="3.07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6" draw:layer="backgroundobjects" svg:x1="1.295cm" svg:y1="1.932cm" svg:x2="26.695cm" svg:y2="1.932cm">
        <text:p/>
      </draw:line>
      <draw:frame presentation:style-name="Mpr4" draw:text-style-name="MP4" draw:layer="backgroundobjects" svg:width="5cm" svg:height="1.148cm" svg:x="21.89cm" svg:y="14.346cm">
        <draw:text-box>
          <text:p text:style-name="MP7"><text:span text:style-name="MT2"/></text:p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Blackboard_20__28_black_29_-title" draw:layer="backgroundobjects" svg:width="18.624cm" svg:height="10.476cm" svg:x="1.482cm" svg:y="2.123cm" presentation:class="page"/>
        <draw:frame presentation:style-name="Blackboard_20__28_black_29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board_20__28_white_29_" style:display-name="Blackboard (white)" style:page-layout-name="PM1" draw:style-name="Mdp2">
      <draw:frame presentation:style-name="Mpr7" draw:text-style-name="MP5" draw:layer="backgroundobjects" svg:width="25.19cm" svg:height="1.651cm" svg:x="1.399cm" svg:y="0.127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cm" svg:height="10.668cm" svg:x="1.399cm" svg:y="3.0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9" draw:text-style-name="MP6" draw:layer="backgroundobjects" svg:x1="1.295cm" svg:y1="1.932cm" svg:x2="26.695cm" svg:y2="1.932cm">
        <text:p/>
      </draw:line>
      <draw:frame presentation:style-name="Mpr10" draw:text-style-name="MP4" draw:layer="backgroundobjects" svg:width="5cm" svg:height="1.148cm" svg:x="21.89cm" svg:y="14.346cm">
        <draw:text-box>
          <text:p text:style-name="MP7"><text:span text:style-name="MT2"/></text:p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Blackboard_20__28_white_29_-title" draw:layer="backgroundobjects" svg:width="18.621cm" svg:height="10.476cm" svg:x="1.484cm" svg:y="2.123cm" presentation:class="page"/>
        <draw:frame presentation:style-name="Blackboard_20__28_white_29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3" draw:text-style-name="MP5" draw:layer="backgroundobjects" svg:width="25.19cm" svg:height="7.874cm" svg:x="1.4cm" svg:y="4.572cm" presentation:class="title">
        <draw:text-box>
          <text:p>Click to edit the title text format</text:p>
        </draw:text-box>
      </draw:frame>
      <draw:frame presentation:style-name="Mpr14" draw:text-style-name="MP5" draw:layer="backgroundobjects" svg:width="10.922cm" svg:height="3.048cm" svg:x="8.382cm" svg:y="10.4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4">
      <draw:frame draw:name="PlaceHolder 1" presentation:style-name="Title_20_Slide-title" draw:layer="backgroundobjects" svg:width="25.19cm" svg:height="2.628cm" svg:x="1.399cm" svg:y="0.628cm" presentation:class="title" presentation:placeholder="true" presentation:user-transformed="true">
        <draw:text-box/>
      </draw:frame>
      <draw:frame presentation:style-name="Title_20_Slid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1:55:47.951984710</meta:creation-date>
    <dc:date>2022-08-24T17:33:09.669152467</dc:date>
    <meta:editing-duration>P4DT23H41M40S</meta:editing-duration>
    <meta:editing-cycles>1037</meta:editing-cycles>
    <meta:generator>LibreOffice/6.4.7.2$Linux_X86_64 LibreOffice_project/40$Build-2</meta:generator>
    <meta:document-statistic meta:object-count="70"/>
  </office:meta>
</office:document-meta>
</file>